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, Гц</text:p>
          </table:table-cell>
          <table:table-cell office:value-type="string" calcext:value-type="string">
            <text:p>I, мА</text:p>
          </table:table-cell>
          <table:table-cell office:value-type="string" calcext:value-type="string">
            <text:p>U, В</text:p>
          </table:table-cell>
          <table:table-cell/>
          <table:table-cell office:value-type="string" calcext:value-type="string">
            <text:p>sqrt(f)</text:p>
          </table:table-cell>
          <table:table-cell office:value-type="string" calcext:value-type="string">
            <text:p>f^2</text:p>
          </table:table-cell>
          <table:table-cell/>
          <table:table-cell office:value-type="string" calcext:value-type="string">
            <text:p>kxi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9.8" calcext:value-type="float">
            <text:p>449,8</text:p>
          </table:table-cell>
          <table:table-cell office:value-type="float" office:value="0.0863" calcext:value-type="float">
            <text:p>0,0863</text:p>
          </table:table-cell>
          <table:table-cell/>
          <table:table-cell table:formula="of:=SQRT([.A2])" office:value-type="float" office:value="3.16227766016838" calcext:value-type="float">
            <text:p>3,16227766016838</text:p>
          </table:table-cell>
          <table:table-cell table:formula="of:=[.A2]*[.A2]" office:value-type="float" office:value="100" calcext:value-type="float">
            <text:p>100</text:p>
          </table:table-cell>
          <table:table-cell/>
          <table:table-cell table:formula="of:=[.C2]*1000/([.B2]*[.A2])" office:value-type="float" office:value="0.0191863050244553" calcext:value-type="float">
            <text:p>0,0191863050244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2.47" calcext:value-type="float">
            <text:p>452,47</text:p>
          </table:table-cell>
          <table:table-cell office:value-type="float" office:value="0.172" calcext:value-type="float">
            <text:p>0,172</text:p>
          </table:table-cell>
          <table:table-cell/>
          <table:table-cell table:formula="of:=SQRT([.A3])" office:value-type="float" office:value="4.47213595499958" calcext:value-type="float">
            <text:p>4,47213595499958</text:p>
          </table:table-cell>
          <table:table-cell table:formula="of:=[.A3]*[.A3]" office:value-type="float" office:value="400" calcext:value-type="float">
            <text:p>400</text:p>
          </table:table-cell>
          <table:table-cell/>
          <table:table-cell table:formula="of:=[.C3]*1000/([.B3]*[.A3])" office:value-type="float" office:value="0.0190067849802197" calcext:value-type="float">
            <text:p>0,0190067849802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9.65" calcext:value-type="float">
            <text:p>449,65</text:p>
          </table:table-cell>
          <table:table-cell office:value-type="float" office:value="0.2542" calcext:value-type="float">
            <text:p>0,2542</text:p>
          </table:table-cell>
          <table:table-cell/>
          <table:table-cell table:formula="of:=SQRT([.A4])" office:value-type="float" office:value="5.47722557505166" calcext:value-type="float">
            <text:p>5,47722557505166</text:p>
          </table:table-cell>
          <table:table-cell table:formula="of:=[.A4]*[.A4]" office:value-type="float" office:value="900" calcext:value-type="float">
            <text:p>900</text:p>
          </table:table-cell>
          <table:table-cell/>
          <table:table-cell table:formula="of:=[.C4]*1000/([.B4]*[.A4])" office:value-type="float" office:value="0.0188442862967493" calcext:value-type="float">
            <text:p>0,0188442862967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5.28" calcext:value-type="float">
            <text:p>445,28</text:p>
          </table:table-cell>
          <table:table-cell office:value-type="float" office:value="0.3317" calcext:value-type="float">
            <text:p>0,3317</text:p>
          </table:table-cell>
          <table:table-cell/>
          <table:table-cell table:formula="of:=SQRT([.A5])" office:value-type="float" office:value="6.32455532033676" calcext:value-type="float">
            <text:p>6,32455532033676</text:p>
          </table:table-cell>
          <table:table-cell table:formula="of:=[.A5]*[.A5]" office:value-type="float" office:value="1600" calcext:value-type="float">
            <text:p>1600</text:p>
          </table:table-cell>
          <table:table-cell/>
          <table:table-cell table:formula="of:=[.C5]*1000/([.B5]*[.A5])" office:value-type="float" office:value="0.0186231135465325" calcext:value-type="float">
            <text:p>0,0186231135465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9.86" calcext:value-type="float">
            <text:p>439,86</text:p>
          </table:table-cell>
          <table:table-cell office:value-type="float" office:value="0.4035" calcext:value-type="float">
            <text:p>0,4035</text:p>
          </table:table-cell>
          <table:table-cell/>
          <table:table-cell table:formula="of:=SQRT([.A6])" office:value-type="float" office:value="7.07106781186548" calcext:value-type="float">
            <text:p>7,07106781186548</text:p>
          </table:table-cell>
          <table:table-cell table:formula="of:=[.A6]*[.A6]" office:value-type="float" office:value="2500" calcext:value-type="float">
            <text:p>2500</text:p>
          </table:table-cell>
          <table:table-cell/>
          <table:table-cell table:formula="of:=[.C6]*1000/([.B6]*[.A6])" office:value-type="float" office:value="0.0183467466921293" calcext:value-type="float">
            <text:p>0,01834674669212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33.75" calcext:value-type="float">
            <text:p>433,75</text:p>
          </table:table-cell>
          <table:table-cell office:value-type="float" office:value="0.4693" calcext:value-type="float">
            <text:p>0,4693</text:p>
          </table:table-cell>
          <table:table-cell/>
          <table:table-cell table:formula="of:=SQRT([.A7])" office:value-type="float" office:value="7.74596669241483" calcext:value-type="float">
            <text:p>7,74596669241483</text:p>
          </table:table-cell>
          <table:table-cell table:formula="of:=[.A7]*[.A7]" office:value-type="float" office:value="3600" calcext:value-type="float">
            <text:p>3600</text:p>
          </table:table-cell>
          <table:table-cell/>
          <table:table-cell table:formula="of:=[.C7]*1000/([.B7]*[.A7])" office:value-type="float" office:value="0.0180326609029779" calcext:value-type="float">
            <text:p>0,01803266090297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7.23" calcext:value-type="float">
            <text:p>427,23</text:p>
          </table:table-cell>
          <table:table-cell office:value-type="float" office:value="0.5288" calcext:value-type="float">
            <text:p>0,5288</text:p>
          </table:table-cell>
          <table:table-cell/>
          <table:table-cell table:formula="of:=SQRT([.A8])" office:value-type="float" office:value="8.36660026534076" calcext:value-type="float">
            <text:p>8,36660026534076</text:p>
          </table:table-cell>
          <table:table-cell table:formula="of:=[.A8]*[.A8]" office:value-type="float" office:value="4900" calcext:value-type="float">
            <text:p>4900</text:p>
          </table:table-cell>
          <table:table-cell/>
          <table:table-cell table:formula="of:=[.C8]*1000/([.B8]*[.A8])" office:value-type="float" office:value="0.0176820113622304" calcext:value-type="float">
            <text:p>0,0176820113622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0.61" calcext:value-type="float">
            <text:p>420,61</text:p>
          </table:table-cell>
          <table:table-cell office:value-type="float" office:value="0.582" calcext:value-type="float">
            <text:p>0,582</text:p>
          </table:table-cell>
          <table:table-cell/>
          <table:table-cell table:formula="of:=SQRT([.A9])" office:value-type="float" office:value="8.94427190999916" calcext:value-type="float">
            <text:p>8,94427190999916</text:p>
          </table:table-cell>
          <table:table-cell table:formula="of:=[.A9]*[.A9]" office:value-type="float" office:value="6400" calcext:value-type="float">
            <text:p>6400</text:p>
          </table:table-cell>
          <table:table-cell/>
          <table:table-cell table:formula="of:=[.C9]*1000/([.B9]*[.A9])" office:value-type="float" office:value="0.0172963077435154" calcext:value-type="float">
            <text:p>0,01729630774351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3.93" calcext:value-type="float">
            <text:p>413,93</text:p>
          </table:table-cell>
          <table:table-cell office:value-type="float" office:value="0.6294" calcext:value-type="float">
            <text:p>0,6294</text:p>
          </table:table-cell>
          <table:table-cell/>
          <table:table-cell table:formula="of:=SQRT([.A10])" office:value-type="float" office:value="9.48683298050514" calcext:value-type="float">
            <text:p>9,48683298050514</text:p>
          </table:table-cell>
          <table:table-cell table:formula="of:=[.A10]*[.A10]" office:value-type="float" office:value="8100" calcext:value-type="float">
            <text:p>8100</text:p>
          </table:table-cell>
          <table:table-cell/>
          <table:table-cell table:formula="of:=[.C10]*1000/([.B10]*[.A10])" office:value-type="float" office:value="0.0168949661375917" calcext:value-type="float">
            <text:p>0,0168949661375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7.56" calcext:value-type="float">
            <text:p>407,56</text:p>
          </table:table-cell>
          <table:table-cell office:value-type="float" office:value="0.6713" calcext:value-type="float">
            <text:p>0,6713</text:p>
          </table:table-cell>
          <table:table-cell/>
          <table:table-cell table:formula="of:=SQRT([.A11])" office:value-type="float" office:value="10" calcext:value-type="float">
            <text:p>10</text:p>
          </table:table-cell>
          <table:table-cell table:formula="of:=[.A11]*[.A11]" office:value-type="float" office:value="10000" calcext:value-type="float">
            <text:p>10000</text:p>
          </table:table-cell>
          <table:table-cell/>
          <table:table-cell table:formula="of:=[.C11]*1000/([.B11]*[.A11])" office:value-type="float" office:value="0.0164711944253607" calcext:value-type="float">
            <text:p>0,0164711944253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.00.0000</text:date>, <text:time style:data-style-name="N2" text:time-value="20:47:17.85429659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3T20:40:25.220551008</meta:creation-date>
    <dc:date>2021-12-03T20:48:29.266362730</dc:date>
    <meta:editing-duration>PT3M6S</meta:editing-duration>
    <meta:editing-cycles>2</meta:editing-cycles>
    <meta:generator>LibreOffice/6.4.7.2$Linux_X86_64 LibreOffice_project/40$Build-2</meta:generator>
    <meta:document-statistic meta:table-count="1" meta:cell-count="66" meta:object-count="0"/>
  </office:meta>
</office:document-meta>
</file>